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99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994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table:number-columns-repeated="994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office:value-type="string">
            <text:p>Lampions</text:p>
          </table:table-cell>
          <table:table-cell table:number-columns-repeated="995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Lune</text:p>
          </table:table-cell>
          <table:table-cell table:number-columns-repeated="995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office:value-type="string">
            <text:p>Girafe</text:p>
          </table:table-cell>
          <table:table-cell table:number-columns-repeated="995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/>
          <table:table-cell office:value-type="string">
            <text:p>Plan3</text:p>
          </table:table-cell>
          <table:table-cell table:number-columns-repeated="994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/>
          <table:table-cell office:value-type="string">
            <text:p>Plan2</text:p>
          </table:table-cell>
          <table:table-cell table:number-columns-repeated="994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/>
          <table:table-cell office:value-type="string">
            <text:p>Plan1</text:p>
          </table:table-cell>
          <table:table-cell table:number-columns-repeated="994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/>
          <table:table-cell office:value-type="string">
            <text:p>AR</text:p>
          </table:table-cell>
          <table:table-cell table:number-columns-repeated="994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office:value-type="string">
            <text:p>Bulle1</text:p>
          </table:table-cell>
          <table:table-cell/>
          <table:table-cell office:value-type="string">
            <text:p>OpalTete</text:p>
          </table:table-cell>
          <table:table-cell table:number-columns-repeated="99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office:value-type="string">
            <text:p>Bulle1Content</text:p>
          </table:table-cell>
          <table:table-cell/>
          <table:table-cell office:value-type="string">
            <text:p>OpalCorps</text:p>
          </table:table-cell>
          <table:table-cell table:number-columns-repeated="993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office:value-type="string">
            <text:p>Bulle2</text:p>
          </table:table-cell>
          <table:table-cell table:number-columns-repeated="995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office:value-type="string">
            <text:p>Bulle2Content</text:p>
          </table:table-cell>
          <table:table-cell table:number-columns-repeated="995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office:value-type="string">
            <text:p>Bulle3</text:p>
          </table:table-cell>
          <table:table-cell table:number-columns-repeated="995"/>
        </table:table-row>
        <table:table-row table:style-name="ro3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office:value-type="string">
            <text:p>Bulle3Content</text:p>
          </table:table-cell>
          <table:table-cell table:number-columns-repeated="995"/>
        </table:table-row>
        <table:table-row table:style-name="ro3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office:value-type="string">
            <text:p>Bulle4</text:p>
          </table:table-cell>
          <table:table-cell table:number-columns-repeated="995"/>
        </table:table-row>
        <table:table-row table:style-name="ro3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office:value-type="string">
            <text:p>Bulle4Content</text:p>
          </table:table-cell>
          <table:table-cell table:number-columns-repeated="995"/>
        </table:table-row>
        <table:table-row table:style-name="ro3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office:value-type="string">
            <text:p>Bulle5</text:p>
          </table:table-cell>
          <table:table-cell table:number-columns-repeated="995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office:value-type="string">
            <text:p>Bulle5Content</text:p>
          </table:table-cell>
          <table:table-cell table:number-columns-repeated="995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/>
          <table:table-cell office:value-type="string">
            <text:p>VideoChretien1</text:p>
          </table:table-cell>
          <table:table-cell table:number-columns-repeated="994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/>
          <table:table-cell office:value-type="string">
            <text:p>VideoChretien2</text:p>
          </table:table-cell>
          <table:table-cell table:number-columns-repeated="994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/>
          <table:table-cell office:value-type="string">
            <text:p>TruckCabine</text:p>
          </table:table-cell>
          <table:table-cell table:number-columns-repeated="994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/>
          <table:table-cell office:value-type="string">
            <text:p>TrucFeux</text:p>
          </table:table-cell>
          <table:table-cell table:number-columns-repeated="994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/>
          <table:table-cell office:value-type="string">
            <text:p>TrucRemorque</text:p>
          </table:table-cell>
          <table:table-cell table:number-columns-repeated="994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/>
          <table:table-cell office:value-type="string">
            <text:p>Taureau</text:p>
          </table:table-cell>
          <table:table-cell table:number-columns-repeated="994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/>
          <table:table-cell office:value-type="string">
            <text:p>TaureauPied</text:p>
          </table:table-cell>
          <table:table-cell table:number-columns-repeated="99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office:value-type="string">
            <text:p>CGBTete / Buffer CGB tete parle</text:p>
          </table:table-cell>
          <table:table-cell table:number-columns-repeated="995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office:value-type="string">
            <text:p>CGBTeteKKK</text:p>
          </table:table-cell>
          <table:table-cell table:number-columns-repeated="995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 style:data-style-name="N2" text:time-value="0000-00-00T13:33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1T14:13:10</dc:date>
    <meta:editing-duration>PT23H8M51S</meta:editing-duration>
    <meta:editing-cycles>170</meta:editing-cycles>
    <meta:generator>LibreOffice/4.0.4.2$Linux_x86 LibreOffice_project/400m0$Build-2</meta:generator>
    <meta:document-statistic meta:table-count="1" meta:cell-count="253" meta:object-count="0"/>
  </office:meta>
</office:document-meta>
</file>